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1" style:font-size-asian="10pt" style:font-name-complex="Tahoma1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2c6b09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5" style:family="paragraph" style:parent-style-name="Standard">
      <style:text-properties style:font-name="Tahoma" fo:font-size="10pt" fo:language="ca" fo:country="ES" fo:font-weight="bold" officeooo:paragraph-rsid="00383ec7" style:font-name-asian="Tahoma1" style:font-size-asian="10pt" style:font-weight-asian="bold" style:font-name-complex="Tahoma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line-height="125%"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text-properties style:font-name="Calibri" officeooo:paragraph-rsid="0039b612"/>
    </style:style>
    <style:style style:name="P22" style:family="paragraph" style:parent-style-name="Standard">
      <style:text-properties style:font-name="Calibri" officeooo:rsid="0039b612" officeooo:paragraph-rsid="0039b612"/>
    </style:style>
    <style:style style:name="P23" style:family="paragraph" style:parent-style-name="Standard">
      <style:text-properties style:font-name="Calibri" officeooo:rsid="0021ace1" officeooo:paragraph-rsid="0039b61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P27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1" style:font-size-asian="11pt" style:font-weight-asian="bold" style:font-name-complex="Tahoma1" style:font-size-complex="11pt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1" style:font-size-asian="11pt" style:font-name-complex="Tahoma1" style:font-size-complex="11pt"/>
    </style:style>
    <style:style style:name="P29" style:family="paragraph" style:parent-style-name="Standard">
      <style:paragraph-properties fo:padding="0in" fo:border="none"/>
    </style:style>
    <style:style style:name="P3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1" style:font-size-asian="10pt" style:font-name-complex="Tahoma1" style:font-size-complex="10pt"/>
    </style:style>
    <style:style style:name="P3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1" style:font-size-asian="10pt" style:font-name-complex="Tahoma1" style:font-size-complex="10pt"/>
    </style:style>
    <style:style style:name="P3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bfa8a" officeooo:paragraph-rsid="003bfa8a" style:font-name-asian="Tahoma1" style:font-size-asian="10pt" style:font-name-complex="Tahoma1" style:font-size-complex="10pt"/>
    </style:style>
    <style:style style:name="P3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6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37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1" style:font-size-asian="10pt" style:font-weight-asian="bold" style:font-name-complex="Tahoma1" style:font-size-complex="10pt"/>
    </style:style>
    <style:style style:name="P38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T1" style:family="text">
      <style:text-properties officeooo:rsid="003aeadc"/>
    </style:style>
    <style:style style:name="T2" style:family="text">
      <style:text-properties style:font-name="Tahoma" fo:font-size="10pt" style:font-name-asian="Tahoma1" style:font-size-asian="10pt" style:font-name-complex="Tahoma1" style:font-size-complex="10pt"/>
    </style:style>
    <style:style style:name="T3" style:family="text"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T4" style:family="text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T5" style:family="text">
      <style:text-properties style:font-name="Tahoma" fo:font-size="10pt" fo:language="ca" fo:country="ES" officeooo:rsid="001c1a43" style:font-name-asian="Tahoma1" style:font-size-asian="10pt" style:font-name-complex="Tahoma1" style:font-size-complex="10pt"/>
    </style:style>
    <style:style style:name="T6" style:family="text">
      <style:text-properties style:font-name="Tahoma" fo:font-size="10pt" fo:language="ca" fo:country="ES" officeooo:rsid="00383ec7" style:font-name-asian="Tahoma1" style:font-size-asian="10pt" style:font-name-complex="Tahoma1" style:font-size-complex="10pt"/>
    </style:style>
    <style:style style:name="T7" style:family="text">
      <style:text-properties style:font-name="Tahoma" fo:font-size="10pt" fo:language="ca" fo:country="ES" officeooo:rsid="003962a9" style:font-name-asian="Tahoma1" style:font-size-asian="10pt" style:font-name-complex="Tahoma1" style:font-size-complex="10pt"/>
    </style:style>
    <style:style style:name="T8" style:family="text">
      <style:text-properties style:font-name="Tahoma" fo:font-size="10pt" fo:language="ca" fo:country="ES" officeooo:rsid="003aeadc" style:font-name-asian="Tahoma1" style:font-size-asian="10pt" style:font-name-complex="Tahoma1" style:font-size-complex="10pt"/>
    </style:style>
    <style:style style:name="T9" style:family="text">
      <style:text-properties style:font-name="Tahoma" style:font-name-asian="Tahoma1" style:font-name-complex="Tahoma1"/>
    </style:style>
    <style:style style:name="T10" style:family="text">
      <style:text-properties style:font-name="Tahoma" officeooo:rsid="002e3cfe" style:font-name-asian="Tahoma1" style:font-name-complex="Tahoma1"/>
    </style:style>
    <style:style style:name="T11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T12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language="ca" fo:country="ES" officeooo:rsid="00873e60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T16" style:family="text">
      <style:text-properties fo:color="#000000" fo:font-size="11pt" style:font-name-asian="Tahoma1" style:font-size-asian="11pt" style:font-name-complex="Tahoma1" style:font-size-complex="11pt"/>
    </style:style>
    <style:style style:name="T17" style:family="text">
      <style:text-properties fo:color="#000000" fo:font-size="11pt" officeooo:rsid="00376daa" style:font-name-asian="Tahoma1" style:font-size-asian="11pt" style:font-name-complex="Tahoma1" style:font-size-complex="11pt"/>
    </style:style>
    <style:style style:name="T18" style:family="text">
      <style:text-properties fo:color="#000000" fo:font-size="11pt" officeooo:rsid="00873e60" style:font-name-asian="Tahoma1" style:font-size-asian="11pt" style:font-name-complex="Tahoma1" style:font-size-complex="11pt"/>
    </style:style>
    <style:style style:name="T19" style:family="text">
      <style:text-properties fo:color="#000000" fo:font-size="11pt" officeooo:rsid="0085d218" style:font-name-asian="Tahoma1" style:font-size-asian="11pt" style:font-name-complex="Tahoma1" style:font-size-complex="11pt"/>
    </style:style>
    <style:style style:name="T20" style:family="text">
      <style:text-properties fo:color="#000000" fo:font-size="11pt" officeooo:rsid="0039b612" style:font-name-asian="Tahoma1" style:font-size-asian="11pt" style:font-name-complex="Tahoma1" style:font-size-complex="11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d86ad" style:font-weight-asian="normal" style:font-weight-complex="normal"/>
    </style:style>
    <style:style style:name="T23" style:family="text">
      <style:text-properties fo:font-weight="normal" officeooo:rsid="0041894e" style:font-weight-asian="normal" style:font-weight-complex="normal"/>
    </style:style>
    <style:style style:name="T24" style:family="text">
      <style:text-properties fo:font-weight="normal" officeooo:rsid="00383ec7" style:font-weight-asian="normal" style:font-weight-complex="normal"/>
    </style:style>
    <style:style style:name="T25" style:family="text">
      <style:text-properties officeooo:rsid="0021ace1"/>
    </style:style>
    <style:style style:name="T26" style:family="text">
      <style:text-properties officeooo:rsid="002a2645"/>
    </style:style>
    <style:style style:name="T27" style:family="text">
      <style:text-properties officeooo:rsid="002c6b09"/>
    </style:style>
    <style:style style:name="T28" style:family="text">
      <style:text-properties officeooo:rsid="002ce1d2"/>
    </style:style>
    <style:style style:name="T29" style:family="text">
      <style:text-properties officeooo:rsid="002e3cfe"/>
    </style:style>
    <style:style style:name="T30" style:family="text">
      <style:text-properties officeooo:rsid="002fe223"/>
    </style:style>
    <style:style style:name="T31" style:family="text">
      <style:text-properties officeooo:rsid="0030ca59"/>
    </style:style>
    <style:style style:name="T32" style:family="text">
      <style:text-properties officeooo:rsid="007b00d3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style:font-name-asian="Tahoma1" style:font-size-asian="11pt" style:font-name-complex="Tahoma1" style:font-size-complex="11pt"/>
    </style:style>
    <style:style style:name="T35" style:family="text">
      <style:text-properties fo:font-size="11pt" officeooo:rsid="008764b0" style:font-name-asian="Tahoma1" style:font-size-asian="11pt" style:font-name-complex="Tahoma1" style:font-size-complex="11pt"/>
    </style:style>
    <style:style style:name="T36" style:family="text">
      <style:text-properties fo:font-size="11pt" officeooo:rsid="00873e60" style:font-name-asian="Tahoma1" style:font-size-asian="11pt" style:font-name-complex="Tahoma1" style:font-size-complex="11pt"/>
    </style:style>
    <style:style style:name="T37" style:family="text">
      <style:text-properties fo:font-size="11pt" officeooo:rsid="0039b612" style:font-name-asian="Tahoma1" style:font-size-asian="11pt" style:font-name-complex="Tahoma1" style:font-size-complex="11pt"/>
    </style:style>
    <style:style style:name="T38" style:family="text">
      <style:text-properties officeooo:rsid="0085d218"/>
    </style:style>
    <style:style style:name="T39" style:family="text">
      <style:text-properties officeooo:rsid="0088995f"/>
    </style:style>
    <style:style style:name="T40" style:family="text">
      <style:text-properties officeooo:rsid="0039b612"/>
    </style:style>
    <style:style style:name="T41" style:family="text">
      <style:text-properties officeooo:rsid="0039c4ba"/>
    </style:style>
    <style:style style:name="T42" style:family="text">
      <style:text-properties officeooo:rsid="003bfa8a"/>
    </style:style>
    <style:style style:name="T43" style:family="text">
      <style:text-properties officeooo:rsid="003d3400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5">MÒDUL:<text:span text:style-name="T21"> </text:span><text:span text:style-name="T12">Organi</text:span><text:span text:style-name="T13">t</text:span><text:span text:style-name="T12">zació del </text:span><text:span text:style-name="T14">M</text:span><text:span text:style-name="T12">antenimient </text:span><text:span text:style-name="T13">i</text:span><text:span text:style-name="T12"> </text:span><text:span text:style-name="T14">M</text:span><text:span text:style-name="T13">u</text:span><text:span text:style-name="T12">nta</text:span><text:span text:style-name="T13">tge</text:span><text:span text:style-name="T12"> d’</text:span><text:span text:style-name="T14">I</text:span><text:span text:style-name="T12">nstal</text:span><text:span text:style-name="T13">·l</text:span><text:span text:style-name="T12">acions </text:span><text:span text:style-name="T14">F</text:span><text:span text:style-name="T12">rigorífi</text:span><text:span text:style-name="T13">ques</text:span></text:p>
            <text:p text:style-name="P27"><text:span text:style-name="T23">i</text:span><text:span text:style-name="T22"> </text:span><text:span text:style-name="T24">S</text:span><text:span text:style-name="T22">istem</text:span><text:span text:style-name="T23">e</text:span><text:span text:style-name="T22">s de </text:span><text:span text:style-name="T24">C</text:span><text:span text:style-name="T22">limatizació </text:span><text:span text:style-name="T23">en</text:span><text:span text:style-name="T22"> </text:span><text:span text:style-name="T24">V</text:span><text:span text:style-name="T23">aixells</text:span><text:span text:style-name="T22"> </text:span><text:span text:style-name="T23">i</text:span><text:span text:style-name="T22"> </text:span><text:span text:style-name="T24">E</text:span><text:span text:style-name="T22">mbarcacion</text:span><text:span text:style-name="T23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6784319605121004488" text:style-name="WWNum1">
        <text:list-item>
          <text:p text:style-name="P36">Continguts del mòdul i temporització: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BLOC DE CONTINGUTS</text:p>
          </table:table-cell>
          <table:table-cell table:style-name="Tabla2.A1" office:value-type="string">
            <text:p text:style-name="P14">UNITAT DIDÀCTICA</text:p>
          </table:table-cell>
          <table:table-cell table:style-name="Tabla2.C1" office:value-type="string">
            <text:p text:style-name="P14">AVAL.</text:p>
          </table:table-cell>
          <table:table-cell table:style-name="Tabla2.D1" office:value-type="string">
            <text:p text:style-name="P14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1">U<text:span text:style-name="T25">T</text:span>. 1 <text:span text:style-name="T33">PRINCIPIS DE REFRIGERACIÓ</text:span>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2 <text:span text:style-name="T16">COMPONENTES PRINCIPALES DE LAS INSTALACIONES DE REFRIGERACIÓN</text:span></text:p>
          </table:table-cell>
          <table:covered-table-cell/>
          <table:table-cell table:style-name="Tabla2.D1" office:value-type="string">
            <text:p text:style-name="P8">10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3 <text:span text:style-name="T17">ELEMENTS AUXILIARS DELS SISTEM</text:span><text:span text:style-name="T18">E</text:span><text:span text:style-name="T17">S</text:span><text:span text:style-name="T26"> </text:span></text:p>
          </table:table-cell>
          <table:covered-table-cell/>
          <table:table-cell table:style-name="Tabla2.D1" office:value-type="string">
            <text:p text:style-name="P8">1<text:span text:style-name="T40">0</text:span>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4 <text:span text:style-name="T17">FLUIDS REFRIGERANTS</text:span></text:p>
          </table:table-cell>
          <table:covered-table-cell/>
          <table:table-cell table:style-name="Tabla2.D1" office:value-type="string">
            <text:p text:style-name="P8">11/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<text:span text:style-name="T40">UT. 5 </text:span>OLIS LUBRICANTS P<text:span text:style-name="T38">E</text:span>R A <text:span text:style-name="T39">COMPRESSORS FRIGORÍFICS</text:span></text:p>
          </table:table-cell>
          <table:covered-table-cell/>
          <table:table-cell table:style-name="Tabla2.D1" office:value-type="string">
            <text:p text:style-name="P9">11/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6 <text:span text:style-name="T17">ORGANI</text:span><text:span text:style-name="T19">T</text:span><text:span text:style-name="T17">ZACIÓ </text:span><text:span text:style-name="T19">I</text:span><text:span text:style-name="T17"> E</text:span><text:span text:style-name="T19">XECUCIÓ</text:span><text:span text:style-name="T17"> DEL M</text:span><text:span text:style-name="T19">UNTATGE</text:span><text:span text:style-name="T17"> DE M</text:span><text:span text:style-name="T19">À</text:span><text:span text:style-name="T17">QUIN</text:span><text:span text:style-name="T19">ES</text:span><text:span text:style-name="T17"> </text:span><text:span text:style-name="T19">I</text:span><text:span text:style-name="T17"> EQUIPS DE REFRIGERACI</text:span><text:span text:style-name="T19">Ó</text:span></text:p>
          </table:table-cell>
          <table:covered-table-cell/>
          <table:table-cell table:style-name="Tabla2.D1" office:value-type="string">
            <text:p text:style-name="P12">11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7 <text:span text:style-name="T15">CANONADES</text:span></text:p>
          </table:table-cell>
          <table:covered-table-cell/>
          <table:table-cell table:style-name="Tabla2.D1" office:value-type="string">
            <text:p text:style-name="P12">12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23">UT. <text:span text:style-name="T40">8 </text:span><text:span text:style-name="T20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<text:span text:style-name="T40">9</text:span> <text:span text:style-name="T34">P</text:span><text:span text:style-name="T35">OSADA</text:span><text:span text:style-name="T34"> EN </text:span><text:span text:style-name="T35">MARXA</text:span><text:span text:style-name="T34"> D’INSTALACIONS</text:span></text:p>
          </table:table-cell>
          <table:covered-table-cell/>
          <table:table-cell table:style-name="Tabla2.D1" office:value-type="string">
            <text:p text:style-name="P8">01/ 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5">T</text:span>. <text:span text:style-name="T40">10</text:span> <text:span text:style-name="T34">INSTALACIONS DE CLIMATIZACIÓ-VENTILACIÓ</text:span></text:p>
          </table:table-cell>
          <table:covered-table-cell/>
          <table:table-cell table:style-name="Tabla2.D1" office:value-type="string">
            <text:p text:style-name="P8">02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0">11</text:span> <text:span text:style-name="T34">T</text:span><text:span text:style-name="T36">Ê</text:span><text:span text:style-name="T34">CNI</text:span><text:span text:style-name="T36">QUES</text:span><text:span text:style-name="T34"> DE MANTENIMIENT EN INSTALACIONS FRIG</text:span><text:span text:style-name="T36">ORÍFIQUES</text:span></text:p>
          </table:table-cell>
          <table:covered-table-cell/>
          <table:table-cell table:style-name="Tabla2.D1" office:value-type="string">
            <text:p text:style-name="P8">02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0">12 </text:span><text:span text:style-name="T37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8">03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13 <text:span text:style-name="T34">T</text:span><text:span text:style-name="T35">È</text:span><text:span text:style-name="T34">CNI</text:span><text:span text:style-name="T35">QUES</text:span><text:span text:style-name="T34"> DE </text:span><text:span text:style-name="T35">NETEJA</text:span><text:span text:style-name="T34">, C</text:span><text:span text:style-name="T35">À</text:span><text:span text:style-name="T34">R</text:span><text:span text:style-name="T35">RE</text:span><text:span text:style-name="T34">GA </text:span><text:span text:style-name="T35">I</text:span><text:span text:style-name="T34"> RECUPERACIÓ DE </text:span><text:span text:style-name="T35">REFRIGERANTS</text:span><text:span text:style-name="T34"> </text:span><text:span text:style-name="T35">I</text:span><text:span text:style-name="T34"> LUBRICANT</text:span><text:span text:style-name="T35">S</text:span><text:span text:style-name="T34"> </text:span></text:p>
          </table:table-cell>
          <table:covered-table-cell/>
          <table:table-cell table:style-name="Tabla2.D1" office:value-type="string">
            <text:p text:style-name="P7">03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3"/>
      <text:list xml:id="list165350253640404" text:continue-numbering="true" text:style-name="WWNum1">
        <text:list-header>
          <text:p text:style-name="P36"/>
        </text:list-header>
        <text:list-item>
          <text:p text:style-name="P38">Instruments d’avaluació:</text:p>
        </text:list-item>
      </text:list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4">BLOC</text:p>
          </table:table-cell>
          <table:table-cell table:style-name="Tabla3.A1" office:value-type="string">
            <text:p text:style-name="P14">PROVES ESCRITES</text:p>
          </table:table-cell>
          <table:table-cell table:style-name="Tabla3.C1" office:value-type="string">
            <text:p text:style-name="P14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7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0">1. Soldadura de tub de coure, tova i forta</text:p>
            <text:p text:style-name="P5"><text:span text:style-name="T27">2</text:span>. Seguiment d’una instal·lació frigorífica real: observació dels fenòmens termodinàmics i constitució del equip</text:p>
            <text:p text:style-name="P5"><text:span text:style-name="T27">3</text:span>. Identificació dels elements que composen una instal·lació frigorífica real</text:p>
            <text:p text:style-name="P5"><text:span text:style-name="T27">4</text:span>. Desmuntatge de compressors </text:p>
            <text:p text:style-name="P5"><text:span text:style-name="T27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7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7">6</text:span>. Manteniment de les instal·lacions de climatització</text:p>
            <text:p text:style-name="P5"><text:span text:style-name="T27">7</text:span>. Detecció de fu<text:span text:style-name="T30">ites</text:span></text:p>
            <text:p text:style-name="P5"><text:span text:style-name="T27">8</text:span>. C<text:span text:style-name="T31">àrrega</text:span> de fluid</text:p>
            <text:p text:style-name="P5"><text:span text:style-name="T27">9</text:span>. Canonades <text:span text:style-name="T31">(abocardat, corbat, prova estanquitat)</text:span></text:p>
            <text:p text:style-name="P5"><text:span text:style-name="T27">10</text:span>. Seguiment de la instal·lació elèctrica d’un equip frigorífic <text:span text:style-name="T31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3"/>
      <text:list xml:id="list165351854049278" text:continue-numbering="true" text:style-name="WWNum1">
        <text:list-item>
          <text:p text:style-name="P36">Criteris de qualificació:</text:p>
        </text:list-item>
      </text:list>
      <text:p text:style-name="P6"/>
      <text:p text:style-name="P30">El mòdul es divideix en dues avaluacions. Al llarg de cada avaluació es farà un examen control a mitjans trimestre i un examen d’avaluació. </text:p>
      <text:p text:style-name="P30">Els alumnes que hagin tret més d'un 5 en <text:span text:style-name="T28">l’</text:span>ex<text:span text:style-name="T28">a</text:span>men de cont<text:span text:style-name="T28">rol</text:span> fan la mitja ponderada corresponent amb l'examen d'avaluació.</text:p>
      <text:p text:style-name="P32">Si es suspèn l'examen de control, es podrà recuperar durant l'examen d'avaluació.</text:p>
      <text:p text:style-name="P31">L’examen de control comptar<text:span text:style-name="T29">à</text:span> un 40% el d’avaluació un 60% per la nota de coneixements teórics de l’avaluació.</text:p>
      <text:p text:style-name="P19"><text:span text:style-name="T10">Pel càlcul de les notes finals de les avaluacions, l</text:span><text:span text:style-name="T9">a part teòrica </text:span><text:span text:style-name="T10">comptarà</text:span><text:span text:style-name="T9"> un 40%, el treball autònom un 20%, les pràctiques un 30% i l’actitud un 10%.</text:span></text:p>
      <text:p text:style-name="P19"/>
      <text:p text:style-name="P34">Els exàmens o elements d'avaluació tant pràctics com teòrics s’aproven com mínim amb un 5.</text:p>
      <text:p text:style-name="P16">S’ha de tenir aprovada la primera avaluació (en primera convocatòria o en la recuperació) per poder aprovar la segona.</text:p>
      <text:p text:style-name="P16"/>
      <text:p text:style-name="P16">La nota de pràctiques serà la nota mitjana de totes les sessions i treballs fets durant el temps de pràctica al taller.</text:p>
      <text:p text:style-name="P16"/>
      <text:p text:style-name="P26">La nota del treball autònom serà la mitjana de totes les <text:span text:style-name="T32">tasques exigides durant el trimestre</text:span>.</text:p>
      <text:p text:style-name="P16"/>
      <text:p text:style-name="P35"/>
      <text:list xml:id="list165351897888384" text:continue-numbering="true" text:style-name="WWNum1">
        <text:list-item>
          <text:p text:style-name="P36">Recuperacions:</text:p>
          <text:p text:style-name="P36"/>
        </text:list-item>
      </text:list>
      <text:p text:style-name="P25">Es farà una prova de recuperació de la primera avaluació.</text:p>
      <text:p text:style-name="P25"/>
      <text:p text:style-name="P25">No <text:span text:style-name="T41">e</text:span>s farà prova de recuperació de la segona avaluació.</text:p>
      <text:p text:style-name="P24"/>
      <text:list xml:id="list165350535644823" text:continue-numbering="true" text:style-name="WWNum1">
        <text:list-header>
          <text:p text:style-name="P37"/>
        </text:list-header>
        <text:list-item>
          <text:p text:style-name="P36">Material didàctic i/o de treball necessari:</text:p>
        </text:list-item>
      </text:list>
      <text:p text:style-name="P6"/>
      <text:p text:style-name="P30">El mòdul es desenvoluparà a l’aula <text:span text:style-name="T42">7</text:span> i al taller de fred fonamentalment. </text:p>
      <text:p text:style-name="P30">El curs es seguirà amb <text:span text:style-name="T29">la documentació disponible al lloc </text:span><text:a xlink:type="simple" xlink:href="https://paulinoposada.github.io/web_fred/index_fred.html"><text:span text:style-name="T29">web del mòdul</text:span></text:a><text:span text:style-name="T29">.</text:span></text:p>
      <text:p text:style-name="P33">https://paulinoposada.github.io/web_fred/index_fred.html</text:p>
      <text:p text:style-name="P30">Els alumnes hauran de tenir a classe, a més del material bàsic escolar, una calculadora científica, regla de 30 cm, llapis i goma d’esborrar.</text:p>
      <text:p text:style-name="P30">Per al seguiment de les classes teòriques es projectarà a la pissarra el material necessari.</text:p>
      <text:p text:style-name="P30"/>
      <text:list xml:id="list165350513820176" text:continue-numbering="true" text:style-name="WWNum1">
        <text:list-item>
          <text:p text:style-name="P36">Activitats complementàries i extraescolars programades: <text:s/></text:p>
        </text:list-item>
      </text:list>
      <text:p text:style-name="P6"/>
      <text:p text:style-name="P11">No hi ha activitats complementàries programades.</text:p>
      <text:p text:style-name="P6"/>
      <text:list xml:id="list165350773644539" text:continue-numbering="true" text:style-name="WWNum1">
        <text:list-item>
          <text:p text:style-name="P36">Selecció de bibliografia i pàgines web interessants:</text:p>
        </text:list-item>
      </text:list>
      <text:p text:style-name="P6"/>
      <text:p text:style-name="P6"><text:span text:style-name="T29">Al</text:span> <text:span text:style-name="T42">lloc </text:span><text:a xlink:type="simple" xlink:href="https://paulinoposada.github.io/web_fred/index_fred.html"><text:span text:style-name="T42">web</text:span></text:a><text:a xlink:type="simple" xlink:href="https://paulinoposada.github.io/web_fred/index_fred.html"> de</text:a><text:a xlink:type="simple" xlink:href="https://paulinoposada.github.io/web_fred/index_fred.html"><text:span text:style-name="T29">l mòdul</text:span></text:a> hi haurà arxius amb continguts, que els alumnes p<text:span text:style-name="T29">oden</text:span> anar consultant durant el curs.</text:p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1pt" style:font-weight-asian="bold" style:font-name-complex="Tahoma1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d3400"/>
    </style:style>
    <style:style style:name="MT2" style:family="text">
      <style:text-properties style:font-name="Tahoma" fo:font-size="10pt" style:font-name-asian="Tahoma1" style:font-size-asian="10pt" style:font-name-complex="Tahoma1" style:font-size-complex="10pt"/>
    </style:style>
    <style:style style:name="MT3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1</meta:editing-cycles>
    <meta:print-date>2019-09-23T10:24:00</meta:print-date>
    <meta:creation-date>2021-09-29T09:02:00</meta:creation-date>
    <dc:date>2024-09-14T16:53:49.961933294</dc:date>
    <meta:editing-duration>PT4H24M11S</meta:editing-duration>
    <meta:generator>LibreOffice/4.2.8.2$Linux_x86 LibreOffice_project/420m0$Build-2</meta:generator>
    <meta:document-statistic meta:table-count="4" meta:image-count="1" meta:object-count="0" meta:page-count="3" meta:paragraph-count="93" meta:word-count="615" meta:character-count="3912" meta:non-whitespace-character-count="3380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